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1.246cm" fo:min-width="0.262cm"/>
    </style:style>
    <style:style style:name="gr2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1.262cm" fo:min-width="0.262cm"/>
    </style:style>
    <style:style style:name="gr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783cm" fo:min-width="8.153cm"/>
    </style:style>
    <style:style style:name="gr4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68cm" fo:min-width="8.165cm"/>
    </style:style>
    <style:style style:name="gr5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draw:stroke="none" svg:stroke-color="#000000" draw:fill="none" draw:fill-color="#ffffff" fo:min-height="0.589cm"/>
    </style:style>
    <style:style style:name="gr9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11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8.169cm"/>
    </style:style>
    <style:style style:name="gr13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1.254cm" fo:min-width="0.262cm"/>
    </style:style>
    <style:style style:name="gr14" style:family="graphic" style:parent-style-name="standard" style:list-style-name="L1">
      <style:graphic-properties draw:stroke="none" svg:stroke-color="#3465a4" draw:fill-color="#a6dae4" draw:textarea-horizontal-align="justify" draw:textarea-vertical-align="middle" draw:auto-grow-height="false" fo:min-height="0.668cm" fo:min-width="8.165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  <style:text-properties style:use-window-font-color="true"/>
    </style:style>
    <style:style style:name="P3" style:family="paragraph">
      <loext:graphic-properties draw:fill-color="#a6dae4"/>
      <style:paragraph-properties fo:text-align="center" style:writing-mode="lr-tb"/>
      <style:text-properties style:use-window-font-color="true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a6dae4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color="#ffffff" fo:font-size="28pt" style:font-size-asian="28pt" style:font-size-complex="28pt"/>
    </style:style>
    <style:style style:name="P7" style:family="paragraph">
      <loext:graphic-properties draw:fill="solid" draw:fill-color="#47b769"/>
      <style:paragraph-properties fo:text-align="center" style:writing-mode="lr-tb"/>
      <style:text-properties fo:color="#ffffff" fo:font-size="28pt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ccc095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a6dae4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use-window-font-color="true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31.496cm" svg:x="16.113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31.512cm" svg:x="14.589cm" svg:y="5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31.512cm" svg:x="13.065cm" svg:y="5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8.763cm" svg:height="1.143cm" svg:x="1.943cm" svg:y="5.991cm">
          <text:p text:style-name="P2"><text:span text:style-name="T1">GWCS 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8.763cm" svg:height="1.143cm" svg:x="1.943cm" svg:y="9.166cm">
          <text:p text:style-name="P4">Imprint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1" draw:id="id21" draw:layer="layout" svg:width="8.763cm" svg:height="1.016cm" svg:x="1.943cm" svg:y="12.45cm">
          <text:p text:style-name="P4">MSA Failed Open Fla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8.763cm" svg:height="1.143cm" svg:x="1.943cm" svg:y="7.582cm">
          <text:p text:style-name="P4">Background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8.763cm" svg:height="1.143cm" svg:x="1.943cm" svg:y="15.351cm">
          <text:p text:style-name="P4">Subwindow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0.287cm" svg:height="1.686cm" svg:x="1.122cm" svg:y="1.054cm">
          <text:p text:style-name="P6"><text:span text:style-name="T2">CALWEBB_SPEC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31.512cm" svg:x="11.567cm" svg:y="5.93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635cm" svg:height="0.827cm" svg:x="11.494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77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51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777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29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295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21cm" svg:y="6.26cm">
          <draw:text-box>
            <text:p><text:span text:style-name="T3">✔</text:span></text:p>
          </draw:text-box>
        </draw:frame>
        <draw:frame draw:style-name="gr7" draw:text-style-name="P9" draw:layer="layout" svg:width="4.105cm" svg:height="0.763cm" draw:transform="rotate (1.0471975511966) translate (11.627cm 5.723cm)">
          <draw:text-box>
            <text:p><text:span text:style-name="T4">NIRSpec MSA</text:span></text:p>
          </draw:text-box>
        </draw:frame>
        <draw:frame draw:style-name="gr7" draw:text-style-name="P9" draw:layer="layout" svg:width="3.318cm" svg:height="0.763cm" draw:transform="rotate (1.0471975511966) translate (12.419cm 5.693cm)">
          <draw:text-box>
            <text:p><text:span text:style-name="T4">NIRSpec IFU</text:span></text:p>
          </draw:text-box>
        </draw:frame>
        <draw:frame draw:style-name="gr7" draw:text-style-name="P9" draw:layer="layout" svg:width="3.121cm" svg:height="0.763cm" draw:transform="rotate (1.0471975511966) translate (13.101cm 5.795cm)">
          <draw:text-box>
            <text:p><text:span text:style-name="T4">NIRSpec Slit</text:span></text:p>
          </draw:text-box>
        </draw:frame>
        <draw:frame draw:style-name="gr7" draw:text-style-name="P9" draw:layer="layout" svg:width="2.747cm" svg:height="0.763cm" draw:transform="rotate (1.0471975511966) translate (13.85cm 5.795cm)">
          <draw:text-box>
            <text:p><text:span text:style-name="T4">MIRI LRS</text:span></text:p>
          </draw:text-box>
        </draw:frame>
        <draw:frame draw:style-name="gr8" draw:text-style-name="P9" draw:layer="layout" svg:width="2.958cm" svg:height="0.839cm" draw:transform="rotate (1.0471975511966) translate (14.595cm 5.795cm)">
          <draw:text-box>
            <text:p><text:span text:style-name="T4">MIRI MRS</text:span></text:p>
          </draw:text-box>
        </draw:frame>
        <draw:frame draw:style-name="gr7" draw:text-style-name="P9" draw:layer="layout" svg:width="3.671cm" svg:height="0.763cm" draw:transform="rotate (1.0471975511966) translate (15.32cm 5.795cm)">
          <draw:text-box>
            <text:p><text:span text:style-name="T4">NIRISS SOSS</text:span></text:p>
          </draw:text-box>
        </draw:frame>
        <draw:frame draw:style-name="gr7" draw:text-style-name="P9" draw:layer="layout" svg:width="3.769cm" svg:height="0.763cm" draw:transform="rotate (1.0471975511966) translate (16.095cm 5.795cm)">
          <draw:text-box>
            <text:p><text:span text:style-name="T4">NIRISS WFSS</text:span></text:p>
          </draw:text-box>
        </draw:frame>
        <draw:connector draw:style-name="gr9" draw:text-style-name="P10" draw:layer="layout" svg:x1="6.324cm" svg:y1="7.134cm" svg:x2="6.324cm" svg:y2="7.582cm" draw:start-shape="id1" draw:start-glue-point="2" draw:end-shape="id2" draw:end-glue-point="0" svg:d="M6324 7134v448" svg:viewBox="0 0 1 449">
          <text:p/>
        </draw:connector>
        <draw:connector draw:style-name="gr9" draw:text-style-name="P10" draw:layer="layout" svg:x1="6.324cm" svg:y1="10.309cm" svg:x2="6.324cm" svg:y2="10.791cm" draw:start-shape="id3" draw:start-glue-point="2" draw:end-shape="id4" draw:end-glue-point="0" svg:d="M6324 10309v482" svg:viewBox="0 0 1 483">
          <text:p/>
        </draw:connector>
        <draw:connector draw:style-name="gr9" draw:text-style-name="P10" draw:layer="layout" svg:x1="6.332cm" svg:y1="14.922cm" svg:x2="6.324cm" svg:y2="15.351cm" draw:start-shape="id5" draw:start-glue-point="2" draw:end-shape="id6" draw:end-glue-point="0" svg:d="M6332 14922v215h-8v214" svg:viewBox="0 0 9 430">
          <text:p/>
        </draw:connector>
        <draw:custom-shape draw:style-name="gr10" draw:text-style-name="P12" xml:id="id7" draw:id="id7" draw:layer="layout" svg:width="5.969cm" svg:height="1.197cm" svg:x="3.34cm" svg:y="3.967cm">
          <text:p text:style-name="P11"><text:span text:style-name="T5">Un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svg:x1="6.325cm" svg:y1="5.164cm" svg:x2="6.324cm" svg:y2="5.991cm" draw:start-shape="id7" draw:start-glue-point="8" draw:end-shape="id1" draw:end-glue-point="0" svg:d="M6325 5164v413h-1v414" svg:viewBox="0 0 2 828">
          <text:p/>
        </draw:connector>
        <draw:custom-shape draw:style-name="gr10" draw:text-style-name="P12" xml:id="id9" draw:id="id9" draw:layer="layout" svg:width="5.969cm" svg:height="1.197cm" svg:x="3.34cm" svg:y="38.957cm">
          <text:p text:style-name="P11"><text:span text:style-name="T5">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svg:x1="6.324cm" svg:y1="37.543cm" svg:x2="6.324cm" svg:y2="38.957cm" draw:start-shape="id8" draw:end-shape="id9" svg:d="M6324 37543v1414" svg:viewBox="0 0 1 1415">
          <text:p/>
        </draw:connector>
        <draw:line draw:style-name="gr11" draw:text-style-name="P10" draw:layer="layout" svg:x1="11.597cm" svg:y1="5.915cm" svg:x2="13.101cm" svg:y2="3.238cm">
          <text:p/>
        </draw:line>
        <draw:line draw:style-name="gr11" draw:text-style-name="P10" draw:layer="layout" svg:x1="12.297cm" svg:y1="5.916cm" svg:x2="13.881cm" svg:y2="3.238cm">
          <text:p/>
        </draw:line>
        <draw:line draw:style-name="gr11" draw:text-style-name="P10" draw:layer="layout" svg:x1="13.084cm" svg:y1="5.908cm" svg:x2="14.516cm" svg:y2="3.416cm">
          <text:p/>
        </draw:line>
        <draw:line draw:style-name="gr11" draw:text-style-name="P10" draw:layer="layout" svg:x1="13.815cm" svg:y1="5.927cm" svg:x2="15.125cm" svg:y2="3.648cm">
          <text:p/>
        </draw:line>
        <draw:line draw:style-name="gr11" draw:text-style-name="P10" draw:layer="layout" svg:x1="14.583cm" svg:y1="5.887cm" svg:x2="15.739cm" svg:y2="3.88cm">
          <text:p/>
        </draw:line>
        <draw:line draw:style-name="gr11" draw:text-style-name="P10" draw:layer="layout" svg:x1="15.297cm" svg:y1="5.916cm" svg:x2="17.003cm" svg:y2="3.106cm">
          <text:p/>
        </draw:line>
        <draw:line draw:style-name="gr11" draw:text-style-name="P10" draw:layer="layout" svg:x1="16.096cm" svg:y1="5.915cm" svg:x2="17.723cm" svg:y2="3.079cm">
          <text:p/>
        </draw:line>
        <draw:line draw:style-name="gr11" draw:text-style-name="P10" draw:layer="layout" svg:x1="16.831cm" svg:y1="5.907cm" svg:x2="18.429cm" svg:y2="3.151cm">
          <text:p/>
        </draw:line>
        <draw:custom-shape draw:style-name="gr4" draw:text-style-name="P5" xml:id="id10" draw:id="id10" draw:layer="layout" svg:width="8.763cm" svg:height="1.016cm" svg:x="1.943cm" svg:y="16.957cm">
          <text:p text:style-name="P4">Point vs Extended Deci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2" draw:id="id12" draw:layer="layout" svg:width="8.763cm" svg:height="1.016cm" svg:x="1.943cm" svg:y="20.058cm">
          <text:p text:style-name="P13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3" draw:id="id13" draw:layer="layout" svg:width="8.763cm" svg:height="1.016cm" svg:x="1.943cm" svg:y="21.559cm">
          <text:p text:style-name="P4">Stray Light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4" draw:id="id14" draw:layer="layout" svg:width="8.763cm" svg:height="1.016cm" svg:x="1.943cm" svg:y="23.06cm">
          <text:p text:style-name="P4">Fringing Remo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5" draw:id="id15" draw:layer="layout" svg:width="8.763cm" svg:height="1.016cm" svg:x="1.943cm" svg:y="24.577cm">
          <text:p text:style-name="P4">Path-Loss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6" draw:id="id16" draw:layer="layout" svg:width="8.763cm" svg:height="0.965cm" svg:x="1.943cm" svg:y="26.077cm">
          <text:p text:style-name="P4">MSA Bar Shadow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8" draw:id="id18" draw:layer="layout" svg:width="8.763cm" svg:height="0.965cm" svg:x="1.943cm" svg:y="29.077cm">
          <text:p text:style-name="P4">Flux Calib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20" draw:id="id20" draw:layer="layout" svg:width="8.763cm" svg:height="0.965cm" svg:x="1.943cm" svg:y="35.077cm">
          <text:p text:style-name="P4">Rectified 3D 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8" draw:id="id8" draw:layer="layout" svg:width="8.763cm" svg:height="0.965cm" svg:x="1.943cm" svg:y="36.578cm">
          <text:p text:style-name="P4">Spectral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8.725cm" svg:x2="6.324cm" svg:y2="9.166cm" draw:start-shape="id2" draw:start-glue-point="2" draw:end-shape="id3" draw:end-glue-point="0" svg:d="M6324 8725v441" svg:viewBox="0 0 1 442">
          <text:p/>
        </draw:connector>
        <draw:connector draw:style-name="gr9" draw:text-style-name="P10" draw:layer="layout" svg:x1="6.324cm" svg:y1="16.494cm" svg:x2="6.324cm" svg:y2="16.957cm" draw:start-shape="id6" draw:start-glue-point="2" draw:end-shape="id10" draw:end-glue-point="0" svg:d="M6324 16494v463" svg:viewBox="0 0 1 464">
          <text:p/>
        </draw:connector>
        <draw:connector draw:style-name="gr9" draw:text-style-name="P10" draw:layer="layout" svg:x1="6.324cm" svg:y1="17.973cm" svg:x2="6.324cm" svg:y2="18.485cm" draw:start-shape="id10" draw:start-glue-point="2" draw:end-shape="id11" draw:end-glue-point="0" svg:d="M6324 17973v512" svg:viewBox="0 0 1 513">
          <text:p/>
        </draw:connector>
        <draw:connector draw:style-name="gr9" draw:text-style-name="P10" draw:layer="layout" svg:x1="6.324cm" svg:y1="21.074cm" svg:x2="6.324cm" svg:y2="21.559cm" draw:start-shape="id12" draw:start-glue-point="2" draw:end-shape="id13" draw:end-glue-point="0" svg:d="M6324 21074v485" svg:viewBox="0 0 1 486">
          <text:p/>
        </draw:connector>
        <draw:connector draw:style-name="gr9" draw:text-style-name="P10" draw:layer="layout" svg:x1="6.324cm" svg:y1="22.575cm" svg:x2="6.324cm" svg:y2="23.06cm" draw:start-shape="id13" draw:start-glue-point="2" draw:end-shape="id14" draw:end-glue-point="0" svg:d="M6324 22575v485" svg:viewBox="0 0 1 486">
          <text:p/>
        </draw:connector>
        <draw:connector draw:style-name="gr9" draw:text-style-name="P10" draw:layer="layout" svg:x1="6.324cm" svg:y1="24.076cm" svg:x2="6.324cm" svg:y2="24.577cm" draw:start-shape="id14" draw:start-glue-point="2" draw:end-shape="id15" draw:end-glue-point="0" svg:d="M6324 24076v501" svg:viewBox="0 0 1 502">
          <text:p/>
        </draw:connector>
        <draw:connector draw:style-name="gr9" draw:text-style-name="P10" draw:layer="layout" svg:x1="6.324cm" svg:y1="25.593cm" svg:x2="6.324cm" svg:y2="26.077cm" draw:start-shape="id15" draw:start-glue-point="2" draw:end-shape="id16" draw:end-glue-point="0" svg:d="M6324 25593v484" svg:viewBox="0 0 1 485">
          <text:p/>
        </draw:connector>
        <draw:connector draw:style-name="gr9" draw:text-style-name="P10" draw:layer="layout" svg:x1="6.324cm" svg:y1="27.042cm" svg:x2="6.324cm" svg:y2="27.578cm" draw:start-shape="id16" draw:end-shape="id17" draw:end-glue-point="0" svg:d="M6324 27042v536" svg:viewBox="0 0 1 537">
          <text:p/>
        </draw:connector>
        <draw:connector draw:style-name="gr9" draw:text-style-name="P10" draw:layer="layout" svg:x1="6.324cm" svg:y1="30.042cm" svg:x2="6.324cm" svg:y2="30.577cm" draw:start-shape="id18" draw:start-glue-point="2" draw:end-shape="id19" draw:end-glue-point="0" svg:d="M6324 30042v535" svg:viewBox="0 0 1 536">
          <text:p/>
        </draw:connector>
        <draw:connector draw:style-name="gr9" draw:text-style-name="P10" draw:layer="layout" svg:x1="6.324cm" svg:y1="36.042cm" svg:x2="6.324cm" svg:y2="36.578cm" draw:start-shape="id20" draw:start-glue-point="2" draw:end-shape="id8" draw:end-glue-point="0" svg:d="M6324 36042v536" svg:viewBox="0 0 1 537">
          <text:p/>
        </draw:connector>
        <draw:custom-shape draw:style-name="gr13" draw:text-style-name="P1" draw:layer="layout" svg:width="0.762cm" svg:height="31.504cm" svg:x="17.627cm" svg:y="5.94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769cm" svg:height="0.763cm" draw:transform="rotate (1.0471975511966) translate (16.855cm 5.795cm)">
          <draw:text-box>
            <text:p><text:span text:style-name="T4">NIRCam WFSS</text:span></text:p>
          </draw:text-box>
        </draw:frame>
        <draw:frame draw:style-name="gr7" draw:text-style-name="P9" draw:layer="layout" svg:width="3.769cm" svg:height="0.763cm" draw:transform="rotate (1.0471975511966) translate (17.623cm 5.795cm)">
          <draw:text-box>
            <text:p><text:span text:style-name="T4">TSO</text:span></text:p>
          </draw:text-box>
        </draw:frame>
        <draw:line draw:style-name="gr11" draw:text-style-name="P10" draw:layer="layout" svg:x1="17.623cm" svg:y1="5.915cm" svg:x2="19.25cm" svg:y2="3.079cm">
          <text:p/>
        </draw:line>
        <draw:line draw:style-name="gr11" draw:text-style-name="P10" draw:layer="layout" svg:x1="18.35cm" svg:y1="5.915cm" svg:x2="18.86cm" svg:y2="4.997cm">
          <text:p/>
        </draw:line>
        <draw:frame draw:style-name="gr6" draw:text-style-name="P8" draw:layer="layout" svg:width="0.635cm" svg:height="0.827cm" svg:x="16.804cm" svg:y="6.2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3cm" svg:y="6.2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03cm" svg:y="16.9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86cm" svg:y="16.9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6cm" svg:y="16.9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12cm" svg:y="20.0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95cm" svg:y="20.0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69cm" svg:y="20.0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795cm" svg:y="16.9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47cm" svg:y="16.9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13cm" svg:y="16.9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48cm" svg:y="20.0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56cm" svg:y="21.6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65cm" svg:y="23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39cm" svg:y="24.6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22cm" svg:y="24.6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96cm" svg:y="24.6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48cm" svg:y="26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57cm" svg:y="29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4cm" svg:y="29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114cm" svg:y="29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84cm" svg:y="29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92cm" svg:y="29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58cm" svg:y="29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84cm" svg:y="29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67cm" svg:y="29.1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93cm" svg:y="29.1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49cm" svg:y="34.8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601cm" svg:y="34.8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75cm" svg:y="36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58cm" svg:y="36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132cm" svg:y="36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858cm" svg:y="36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61cm" svg:y="36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76cm" svg:y="36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102cm" svg:y="36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85cm" svg:y="36.3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611cm" svg:y="36.3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03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86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6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786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04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3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13cm" svg:y="7.7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12cm" svg:y="9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95cm" svg:y="9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21cm" svg:y="12.6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04cm" svg:y="12.6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3cm" svg:y="15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87cm" svg:y="15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31cm" svg:y="15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57cm" svg:y="15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4cm" svg:y="15.4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66cm" svg:y="15.461cm">
          <draw:text-box>
            <text:p><text:span text:style-name="T3">✔</text:span></text:p>
          </draw:text-box>
        </draw:frame>
        <draw:custom-shape draw:style-name="gr4" draw:text-style-name="P5" xml:id="id5" draw:id="id5" draw:layer="layout" svg:width="8.763cm" svg:height="1.016cm" svg:x="1.951cm" svg:y="13.906cm">
          <text:p text:style-name="P4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0.635cm" svg:height="0.827cm" svg:x="13.794cm" svg:y="13.909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46cm" svg:y="13.909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73cm" svg:y="13.909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21cm" svg:y="13.9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47cm" svg:y="13.91cm">
          <draw:text-box>
            <text:p><text:span text:style-name="T3">✔</text:span></text:p>
          </draw:text-box>
        </draw:frame>
        <draw:connector draw:style-name="gr9" draw:text-style-name="P10" draw:layer="layout" svg:x1="6.324cm" svg:y1="13.466cm" svg:x2="6.332cm" svg:y2="13.906cm" draw:start-shape="id21" draw:start-glue-point="2" draw:end-shape="id5" draw:end-glue-point="0" svg:d="M6324 13466v221h8v219" svg:viewBox="0 0 9 441">
          <text:p/>
        </draw:connector>
        <draw:frame draw:style-name="gr6" draw:text-style-name="P8" draw:layer="layout" svg:width="0.635cm" svg:height="0.827cm" svg:x="17.575cm" svg:y="16.9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05cm" svg:y="24.661cm">
          <draw:text-box>
            <text:p><text:span text:style-name="T3">✔</text:span></text:p>
          </draw:text-box>
        </draw:frame>
        <draw:custom-shape draw:style-name="gr14" draw:text-style-name="P14" xml:id="id11" draw:id="id11" draw:layer="layout" svg:width="8.763cm" svg:height="1.016cm" svg:x="1.943cm" svg:y="18.485cm">
          <text:p text:style-name="P13">Master Back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17.96cm" svg:x2="6.324cm" svg:y2="18.446cm" svg:d="M6324 17960v486" svg:viewBox="0 0 1 487">
          <text:p/>
        </draw:connector>
        <draw:connector draw:style-name="gr9" draw:text-style-name="P10" draw:layer="layout" svg:x1="6.324cm" svg:y1="19.501cm" svg:x2="6.324cm" svg:y2="20.058cm" draw:start-shape="id11" draw:start-glue-point="2" draw:end-shape="id12" draw:end-glue-point="0" svg:d="M6324 19501v557" svg:viewBox="0 0 1 558">
          <text:p/>
        </draw:connector>
        <draw:frame draw:style-name="gr6" draw:text-style-name="P8" draw:layer="layout" svg:width="0.635cm" svg:height="0.827cm" svg:x="11.512cm" svg:y="18.662cm">
          <draw:text-box>
            <text:p><text:span text:style-name="T3">✔</text:span></text:p>
          </draw:text-box>
        </draw:frame>
        <draw:custom-shape draw:style-name="gr12" draw:text-style-name="P5" xml:id="id19" draw:id="id19" draw:layer="layout" svg:width="8.763cm" svg:height="0.965cm" svg:x="1.943cm" svg:y="30.577cm">
          <text:p text:style-name="P4">Residual Fring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23" draw:id="id23" draw:layer="layout" svg:width="8.763cm" svg:height="0.965cm" svg:x="1.943cm" svg:y="33.603cm">
          <text:p text:style-name="P4">Rectified 2D 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31.542cm" svg:x2="6.324cm" svg:y2="32.078cm" draw:start-shape="id19" draw:end-shape="id22" draw:end-glue-point="0" svg:d="M6324 31542v536" svg:viewBox="0 0 1 537">
          <text:p/>
        </draw:connector>
        <draw:connector draw:style-name="gr9" draw:text-style-name="P10" draw:layer="layout" svg:x1="6.324cm" svg:y1="34.568cm" svg:x2="6.324cm" svg:y2="35.077cm" draw:start-shape="id23" draw:start-glue-point="2" draw:end-shape="id20" draw:end-glue-point="0" svg:d="M6324 34568v509" svg:viewBox="0 0 1 510">
          <text:p/>
        </draw:connector>
        <draw:custom-shape draw:style-name="gr12" draw:text-style-name="P5" xml:id="id17" draw:id="id17" draw:layer="layout" svg:width="8.763cm" svg:height="0.965cm" svg:x="1.943cm" svg:y="27.578cm">
          <text:p text:style-name="P4">WFSS Contamination Remo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28.543cm" svg:x2="6.324cm" svg:y2="29.077cm" draw:start-shape="id17" draw:start-glue-point="2" draw:end-shape="id18" draw:end-glue-point="0" svg:d="M6324 28543v534" svg:viewBox="0 0 1 535">
          <text:p/>
        </draw:connector>
        <draw:frame draw:style-name="gr6" draw:text-style-name="P8" draw:layer="layout" svg:width="0.635cm" svg:height="0.827cm" svg:x="11.574cm" svg:y="33.4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131cm" svg:y="33.4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857cm" svg:y="33.4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618cm" svg:y="30.762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92cm" svg:y="27.8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75cm" svg:y="27.861cm">
          <draw:text-box>
            <text:p><text:span text:style-name="T3">✔</text:span></text:p>
          </draw:text-box>
        </draw:frame>
        <draw:custom-shape draw:style-name="gr3" draw:text-style-name="P5" xml:id="id4" draw:id="id4" draw:layer="layout" svg:width="8.763cm" svg:height="1.143cm" svg:x="1.943cm" svg:y="10.791cm">
          <text:p text:style-name="P4">1/f Nois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11.934cm" svg:x2="6.324cm" svg:y2="12.45cm" draw:start-shape="id4" draw:start-glue-point="2" draw:end-shape="id21" draw:end-glue-point="0" svg:d="M6324 11934v516" svg:viewBox="0 0 1 517">
          <text:p/>
        </draw:connector>
        <draw:frame draw:style-name="gr6" draw:text-style-name="P8" draw:layer="layout" svg:width="0.635cm" svg:height="0.827cm" svg:x="11.511cm" svg:y="11.0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94cm" svg:y="11.0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68cm" svg:y="11.061cm">
          <draw:text-box>
            <text:p><text:span text:style-name="T3">✔</text:span></text:p>
          </draw:text-box>
        </draw:frame>
        <draw:custom-shape draw:style-name="gr12" draw:text-style-name="P5" xml:id="id22" draw:id="id22" draw:layer="layout" svg:width="8.763cm" svg:height="0.965cm" svg:x="1.943cm" svg:y="32.078cm">
          <text:p text:style-name="P4">Pixel Repl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33.043cm" svg:x2="6.324cm" svg:y2="33.603cm" draw:start-shape="id22" draw:end-shape="id23" draw:end-glue-point="0" svg:d="M6324 33043v560" svg:viewBox="0 0 1 561">
          <text:p/>
        </draw:connector>
        <draw:frame draw:style-name="gr6" draw:text-style-name="P8" draw:layer="layout" svg:width="0.635cm" svg:height="0.827cm" svg:x="11.566cm" svg:y="32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49cm" svg:y="32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123cm" svg:y="32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849cm" svg:y="32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601cm" svg:y="32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67cm" svg:y="32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93cm" svg:y="32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76cm" svg:y="32.2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602cm" svg:y="32.261cm">
          <draw:text-box>
            <text:p><text:span text:style-name="T3">✔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701cm" fo:page-height="41.2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24-02-13T13:01:14.890615598</dc:date>
    <meta:editing-duration>PT7H35M38S</meta:editing-duration>
    <meta:editing-cycles>51</meta:editing-cycles>
    <meta:generator>LibreOffice/5.3.6.1$Linux_X86_64 LibreOffice_project/30$Build-1</meta:generator>
    <dc:creator>Karl Gordon</dc:creator>
    <meta:document-statistic meta:object-count="159"/>
  </office:meta>
</office:document-meta>
</file>